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10" table:default-cell-style-name="ce2"/>
        <table:table-row table:style-name="ro1">
          <table:table-cell/>
          <table:table-cell table:style-name="ce6" office:value-type="string" calcext:value-type="string" table:number-columns-spanned="2" table:number-rows-spanned="1">
            <text:p>PLI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GRASP</text:p>
          </table:table-cell>
          <table:covered-table-cell table:style-name="ce1"/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BF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Ls1</text:p>
          </table:table-cell>
          <table:table-cell table:style-name="ce1" office:value-type="string" calcext:value-type="string">
            <text:p>Ls2</text:p>
          </table:table-cell>
          <table:table-cell table:number-columns-repeated="3" table:style-name="ce1"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0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2" table:style-name="ce3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 table:number-rows-repeated="10"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6:01:22.2522655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0:31:30.873256522</meta:creation-date>
    <dc:date>2019-06-06T16:02:12.444950622</dc:date>
    <meta:editing-duration>PT1H15M47S</meta:editing-duration>
    <meta:editing-cycles>16</meta:editing-cycles>
    <meta:generator>LibreOffice/6.1.5.2$Linux_X86_64 LibreOffice_project/10$Build-2</meta:generator>
    <meta:document-statistic meta:table-count="1" meta:cell-count="92" meta:object-count="0"/>
  </office:meta>
</office:document-meta>
</file>